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onsolas" svg:font-family="Consolas" style:font-family-generic="modern" style:font-pitch="fixed"/>
    <style:font-face style:name="Consolas1" svg:font-family="Consolas" style:font-family-generic="swiss" style:font-pitch="fixed"/>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8333in" style:rel-column-width="17344*"/>
    </style:style>
    <style:style style:name="Table1.B" style:family="table-column">
      <style:table-column-properties style:column-width="5.0938in" style:rel-column-width="48191*"/>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left="none" fo:border-right="0.0007in solid #000000" fo:border-top="0.0007in solid #000000" fo:border-bottom="0.0007in solid #000000"/>
    </style:style>
    <style:style style:name="Table1.A2" style:family="table-cell">
      <style:table-cell-properties fo:padding="0.0382in" fo:border-left="0.0007in solid #000000" fo:border-right="none" fo:border-top="none" fo:border-bottom="0.0007in solid #000000"/>
    </style:style>
    <style:style style:name="Table1.B3" style:family="table-cell">
      <style:table-cell-properties fo:padding="0.0382in" fo:border-left="none"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paragraph-properties fo:margin-top="0in" fo:margin-bottom="0in"/>
      <style:text-properties style:font-name="Consolas" fo:font-size="11pt" style:font-size-asian="11pt" style:font-size-complex="11pt"/>
    </style:style>
    <style:style style:name="P3" style:family="paragraph" style:parent-style-name="Heading_20_1" style:list-style-name="">
      <style:paragraph-properties fo:text-align="center" style:justify-single-word="false"/>
    </style:style>
    <style:style style:name="P4" style:family="paragraph" style:parent-style-name="Heading_20_1">
      <style:text-properties fo:font-weight="normal" style:font-weight-asian="normal" style:font-weight-complex="normal"/>
    </style:style>
    <style:style style:name="P5" style:family="paragraph" style:parent-style-name="Heading_20_1">
      <style:paragraph-properties fo:break-before="page"/>
    </style:style>
    <style:style style:name="P6" style:family="paragraph" style:parent-style-name="Heading_20_2">
      <style:text-properties fo:font-weight="normal" style:font-weight-asian="normal" style:font-weight-complex="normal"/>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Text_20_body" style:list-style-name="L1"/>
    <style:style style:name="P11" style:family="paragraph" style:parent-style-name="Text_20_body" style:list-style-name="L1">
      <style:text-properties fo:font-weight="bold" style:font-weight-asian="bold" style:font-weight-complex="bold"/>
    </style:style>
    <style:style style:name="P12" style:family="paragraph" style:parent-style-name="Text_20_body">
      <style:text-properties fo:font-weight="normal" style:font-weight-asian="normal" style:font-weight-complex="normal"/>
    </style:style>
    <style:style style:name="P13" style:family="paragraph" style:parent-style-name="Text_20_body" style:list-style-name="L2">
      <style:text-properties fo:font-weight="normal" style:font-weight-asian="normal" style:font-weight-complex="normal"/>
    </style:style>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fo:font-style="italic" fo:font-weight="bold" style:font-style-asian="italic" style:font-weight-asian="bold" style:font-style-complex="italic" style:font-weight-complex="bold"/>
    </style:style>
    <style:style style:name="P19" style:family="paragraph" style:parent-style-name="Text_20_body">
      <style:text-properties style:text-underline-style="solid" style:text-underline-width="auto" style:text-underline-color="font-color"/>
    </style:style>
    <style:style style:name="P20" style:family="paragraph" style:parent-style-name="Text_20_body">
      <style:paragraph-properties fo:margin-top="0in" fo:margin-bottom="0in"/>
      <style:text-properties style:font-name="Consolas" fo:font-size="11pt" fo:font-weight="normal" style:font-size-asian="11pt" style:font-weight-asian="normal" style:font-size-complex="11pt" style:font-weight-complex="normal"/>
    </style:style>
    <style:style style:name="P21"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Calibri1" fo:font-size="12pt" fo:font-weight="normal" style:font-size-asian="12pt" style:font-weight-asian="normal" style:font-size-complex="12pt" style:font-weight-complex="normal"/>
    </style:style>
    <style:style style:name="T4" style:family="text">
      <style:text-properties style:font-name="Consolas" fo:font-size="11pt" fo:font-weight="normal" style:font-name-asian="Consolas1" style:font-size-asian="11pt" style:font-weight-asian="normal" style:font-name-complex="Consolas1" style:font-size-complex="11pt"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style:text-underline-style="none" fo:font-weight="normal" style:font-weight-asian="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
      <text:h text:style-name="P3" text:outline-level="1"/>
      <text:h text:style-name="P3" text:outline-level="1"/>
      <text:h text:style-name="P3" text:outline-level="1"/>
      <text:h text:style-name="P3" text:outline-level="1"/>
      <text:h text:style-name="P3" text:outline-level="1"/>
      <text:h text:style-name="P3" text:outline-level="1">Know It All</text:h>
      <text:p text:style-name="P1">Documentation for the CHelpLib API Library for Win32/C Programmers</text:p>
      <text:p text:style-name="P1">Shishir Bhat</text:p>
      <text:p text:style-name="P1"><text:a xlink:type="simple" xlink:href="http://www.shishirprasad.net/">http://www.shishirprasad.net</text:a></text:p>
      <text:p text:style-name="P1"><text:a xlink:type="simple" xlink:href="https://twitter.com/shishir993">https://twitter.com/shishir993</text:a></text:p>
      <text:p text:style-name="P1">&lt;linked-in-profile&gt;</text:p>
      <text:p text:style-name="Text_20_body"/>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Table of Contents</text:p>
          </text:index-title>
          <text:p text:style-name="P8">Know It All<text:tab/>1</text:p>
          <text:p text:style-name="P8"><text:s/>1 Modules<text:tab/>3</text:p>
          <text:p text:style-name="P8"><text:s/>2 API User Experience<text:tab/>3</text:p>
          <text:p text:style-name="P8"><text:s/>3 Using The Library<text:tab/>3</text:p>
          <text:p text:style-name="P8"><text:s/>4 General Concepts<text:tab/>5</text:p>
          <text:p text:style-name="P9"><text:s/>4.1 Storing Keys and Values in Data Structures<text:tab/>5</text:p>
          <text:p text:style-name="P21"><text:s/>4.1.1 Keys<text:tab/>5</text:p>
          <text:p text:style-name="P8"><text:s/>5 Modules Deep Dive<text:tab/>5</text:p>
          <text:p text:style-name="P9"><text:s/>5.1 General<text:tab/>5</text:p>
          <text:p text:style-name="P9"><text:s/>5.2 GuiFunctions<text:tab/>5</text:p>
          <text:p text:style-name="P9"><text:s/>5.3 Hashtable<text:tab/>5</text:p>
          <text:p text:style-name="P9"><text:s/>5.4 LinkedList<text:tab/>6</text:p>
          <text:p text:style-name="P9"><text:s/>5.5 Queue<text:tab/>6</text:p>
          <text:p text:style-name="P9"><text:s/>5.6 IOFunctions<text:tab/>6</text:p>
          <text:p text:style-name="P9"><text:s/>5.7 MemFunctions<text:tab/>6</text:p>
          <text:p text:style-name="P9"><text:s/>5.8 ProcessFunctions<text:tab/>6</text:p>
          <text:p text:style-name="P9"><text:s/>5.9 StringFunctions<text:tab/>6</text:p>
          <text:p text:style-name="P8"><text:s/>6 Help<text:tab/>6</text:p>
        </text:index-body>
      </text:table-of-content>
      <text:p text:style-name="Text_20_body"/>
      <text:h text:style-name="P5" text:outline-level="1">Modules</text:h>
      <text:p text:style-name="Text_20_body">This section enumerates all classes of functions offered by the CHelpLib API library.</text:p>
      <text:list xml:id="list6947065325564685579" text:style-name="L1">
        <text:list-item>
          <text:p text:style-name="P10"><text:span text:style-name="T1">General:</text:span> Contains general functions like testing for arithmetic overflow, memory-mapping a file, etc.</text:p>
        </text:list-item>
        <text:list-item>
          <text:p text:style-name="P10"><text:span text:style-name="T1">GuiFunctions:</text:span> Contains functions that are dedicated to the make the life of a Win32/C GUI programmer easy.</text:p>
        </text:list-item>
        <text:list-item>
          <text:p text:style-name="P11">Hashtable:<text:span text:style-name="T2"> A generic hash-table data structure that supports various key and value types. </text:span></text:p>
        </text:list-item>
        <text:list-item>
          <text:p text:style-name="P11">LinkedList:<text:span text:style-name="T2"> A generic linked list implementation that supports various key and value types.</text:span></text:p>
        </text:list-item>
        <text:list-item>
          <text:p text:style-name="P11">Queue:<text:span text:style-name="T2"> A generic single ended queue implemented using a linked list.</text:span></text:p>
        </text:list-item>
        <text:list-item>
          <text:p text:style-name="P11">IOFunctions:<text:span text:style-name="T2"> Functions that provide IO support. Currently only two functions – reading from STDIN and creating a file of a specified size.</text:span></text:p>
        </text:list-item>
        <text:list-item>
          <text:p text:style-name="P11">MemFunctions:<text:span text:style-name="T2"> Wrapper functions for malloc and free.</text:span></text:p>
        </text:list-item>
        <text:list-item>
          <text:p text:style-name="P11">ProcessFunctions:<text:span text:style-name="T2"> Process related functions such as retrieving the process name given the PID, retrieving details about PE files, etc.</text:span></text:p>
        </text:list-item>
        <text:list-item>
          <text:p text:style-name="P11">StringFunctions:<text:span text:style-name="T2"> Functions that operate on strings. Currently only has a function that gets the filename given the full path.</text:span></text:p>
        </text:list-item>
      </text:list>
      <text:h text:style-name="P4" text:outline-level="1">API User Experience</text:h>
      <text:p text:style-name="P12">The APIs have been written with the goal of providing usefulness and a consistent experience for the users of all APIs in this library. With that in mind, these are some of the things incorporated into the design of the APIs:</text:p>
      <text:list xml:id="list5272229718508630989" text:style-name="L2">
        <text:list-item>
          <text:p text:style-name="P13">The data structure APIs are generic enough to use for various types. All data structures also have consistent value storing and retrieving mechanisms. All data structures are 'objects' and functions can be accessed via the objects once created.</text:p>
        </text:list-item>
        <text:list-item>
          <text:p text:style-name="P13">Function signatures follow a consistent approach. </text:p>
        </text:list-item>
        <text:list-item>
          <text:p text:style-name="P13">All functions are annotated using SAL.</text:p>
        </text:list-item>
        <text:list-item>
          <text:p text:style-name="P13">Most functions return a HRESULT with appropriate error information. Usage of custom error codes are mentioned where used.</text:p>
        </text:list-item>
        <text:list-item>
          <text:p text:style-name="P14"><text:span text:style-name="T2">All functions are named as CHL_&lt;module_name&gt;&lt;function_name&gt;(). </text:span><text:span text:style-name="T3">Eg.: </text:span><text:span text:style-name="T4">CHL_IoReadLineFromStdin, CHL_GuiGetTextArea.</text:span></text:p>
        </text:list-item>
        <text:list-item>
          <text:p text:style-name="P13">All function parameters follow a minimal hungarian notation naming convention.</text:p>
        </text:list-item>
      </text:list>
      <text:h text:style-name="P4" text:outline-level="1">Using The Library</text:h>
      <text:p text:style-name="Text_20_body"><text:span text:style-name="T2">All source code was written and built using Microsoft VS 2010 with Windows SDK 8.100.26837. All files are written in C with no features that will compile with a C++ compiler. Unfortunately, this also means </text:span><text:soft-page-break/><text:span text:style-name="T2">that there is no function overloading, templates, etc.</text:span></text:p>
      <text:p text:style-name="P12">Each module has its own header and source files. You can selectively include only those which are being used in your programs. All headers have header stop to prevent including a file multiple times. When building your project, you just have to specify the CHelpLib folder in your compiler's include path and CHelpLib.lib in the linker's additional input parameter.</text:p>
      <text:p text:style-name="P12">The various source files that make up the library are mentioned below. The names themselves should indicate which module they belong to:</text:p>
      <table:table table:name="Table1" table:style-name="Table1">
        <table:table-column table:style-name="Table1.A"/>
        <table:table-column table:style-name="Table1.B"/>
        <table:table-row>
          <table:table-cell table:style-name="Table1.A1" office:value-type="string">
            <text:p text:style-name="P20">Assert.c</text:p>
          </table:table-cell>
          <table:table-cell table:style-name="Table1.B1" table:number-rows-spanned="2" office:value-type="string">
            <text:p text:style-name="P2">Internal only</text:p>
          </table:table-cell>
        </table:table-row>
        <table:table-row>
          <table:table-cell table:style-name="Table1.A2" office:value-type="string">
            <text:p text:style-name="P20">Assert.h</text:p>
          </table:table-cell>
          <table:covered-table-cell/>
        </table:table-row>
        <table:table-row>
          <table:table-cell table:style-name="Table1.A2" office:value-type="string">
            <text:p text:style-name="P20">CHelpLibDllMain.c</text:p>
          </table:table-cell>
          <table:table-cell table:style-name="Table1.B3" office:value-type="string">
            <text:p text:style-name="P2">DLL entry point</text:p>
          </table:table-cell>
        </table:table-row>
        <table:table-row>
          <table:table-cell table:style-name="Table1.A2" office:value-type="string">
            <text:p text:style-name="P20">CommonInclude.h</text:p>
          </table:table-cell>
          <table:table-cell table:style-name="Table1.B3" office:value-type="string">
            <text:p text:style-name="P2">Internal only</text:p>
          </table:table-cell>
        </table:table-row>
        <table:table-row>
          <table:table-cell table:style-name="Table1.A2" office:value-type="string">
            <text:p text:style-name="P20">DbgHelpers.h</text:p>
          </table:table-cell>
          <table:table-cell table:style-name="Table1.B3" office:value-type="string">
            <text:p text:style-name="P2">Internal only</text:p>
          </table:table-cell>
        </table:table-row>
        <table:table-row>
          <table:table-cell table:style-name="Table1.A2" office:value-type="string">
            <text:p text:style-name="P20">Defines.c</text:p>
          </table:table-cell>
          <table:table-cell table:style-name="Table1.B3" table:number-rows-spanned="2" office:value-type="string">
            <text:p text:style-name="P2">Common definitions used in the library. Also defines DllExpImp that identifies whether the functions are imported or exported.</text:p>
          </table:table-cell>
        </table:table-row>
        <table:table-row>
          <table:table-cell table:style-name="Table1.A2" office:value-type="string">
            <text:p text:style-name="P20">Defines.h</text:p>
          </table:table-cell>
          <table:covered-table-cell/>
        </table:table-row>
        <table:table-row>
          <table:table-cell table:style-name="Table1.A2" office:value-type="string">
            <text:p text:style-name="P20">General.c</text:p>
          </table:table-cell>
          <table:table-cell table:style-name="Table1.B3" table:number-rows-spanned="2" office:value-type="string">
            <text:p text:style-name="P2"/>
          </table:table-cell>
        </table:table-row>
        <table:table-row>
          <table:table-cell table:style-name="Table1.A2" office:value-type="string">
            <text:p text:style-name="P20">General.h</text:p>
          </table:table-cell>
          <table:covered-table-cell/>
        </table:table-row>
        <table:table-row>
          <table:table-cell table:style-name="Table1.A2" office:value-type="string">
            <text:p text:style-name="P20">GuiFunctions.c</text:p>
          </table:table-cell>
          <table:table-cell table:style-name="Table1.B3" table:number-rows-spanned="2" office:value-type="string">
            <text:p text:style-name="P2"/>
          </table:table-cell>
        </table:table-row>
        <table:table-row>
          <table:table-cell table:style-name="Table1.A2" office:value-type="string">
            <text:p text:style-name="P20">GuiFunctions.h</text:p>
          </table:table-cell>
          <table:covered-table-cell/>
        </table:table-row>
        <table:table-row>
          <table:table-cell table:style-name="Table1.A2" office:value-type="string">
            <text:p text:style-name="P20">Hashtable.c</text:p>
          </table:table-cell>
          <table:table-cell table:style-name="Table1.B3" table:number-rows-spanned="2" office:value-type="string">
            <text:p text:style-name="P2">Depends on MemFunctions module</text:p>
          </table:table-cell>
        </table:table-row>
        <table:table-row>
          <table:table-cell table:style-name="Table1.A2" office:value-type="string">
            <text:p text:style-name="P20">Hashtable.h</text:p>
          </table:table-cell>
          <table:covered-table-cell/>
        </table:table-row>
        <table:table-row>
          <table:table-cell table:style-name="Table1.A2" office:value-type="string">
            <text:p text:style-name="P20">Helpers.h</text:p>
          </table:table-cell>
          <table:table-cell table:style-name="Table1.B3" office:value-type="string">
            <text:p text:style-name="P2">Internal only</text:p>
          </table:table-cell>
        </table:table-row>
        <table:table-row>
          <table:table-cell table:style-name="Table1.A2" office:value-type="string">
            <text:p text:style-name="P20">InternalDefines.h</text:p>
          </table:table-cell>
          <table:table-cell table:style-name="Table1.B3" office:value-type="string">
            <text:p text:style-name="P2">Internal only</text:p>
          </table:table-cell>
        </table:table-row>
        <table:table-row>
          <table:table-cell table:style-name="Table1.A2" office:value-type="string">
            <text:p text:style-name="P20">IOFunctions.c</text:p>
          </table:table-cell>
          <table:table-cell table:style-name="Table1.B3" table:number-rows-spanned="2" office:value-type="string">
            <text:p text:style-name="P2"/>
          </table:table-cell>
        </table:table-row>
        <table:table-row>
          <table:table-cell table:style-name="Table1.A2" office:value-type="string">
            <text:p text:style-name="P20">IOFunctions.h</text:p>
          </table:table-cell>
          <table:covered-table-cell/>
        </table:table-row>
        <table:table-row>
          <table:table-cell table:style-name="Table1.A2" office:value-type="string">
            <text:p text:style-name="P20">LinkedList.c</text:p>
          </table:table-cell>
          <table:table-cell table:style-name="Table1.B3" table:number-rows-spanned="2" office:value-type="string">
            <text:p text:style-name="P2"/>
          </table:table-cell>
        </table:table-row>
        <table:table-row>
          <table:table-cell table:style-name="Table1.A2" office:value-type="string">
            <text:p text:style-name="P20">LinkedList.h</text:p>
          </table:table-cell>
          <table:covered-table-cell/>
        </table:table-row>
        <table:table-row>
          <table:table-cell table:style-name="Table1.A2" office:value-type="string">
            <text:p text:style-name="P20">MemFunctions.c</text:p>
          </table:table-cell>
          <table:table-cell table:style-name="Table1.B3" table:number-rows-spanned="2" office:value-type="string">
            <text:p text:style-name="P2"/>
          </table:table-cell>
        </table:table-row>
        <table:table-row>
          <table:table-cell table:style-name="Table1.A2" office:value-type="string">
            <text:p text:style-name="P20">MemFunctions.h</text:p>
          </table:table-cell>
          <table:covered-table-cell/>
        </table:table-row>
        <table:table-row>
          <table:table-cell table:style-name="Table1.A2" office:value-type="string">
            <text:p text:style-name="P20">ProcessFunctions.c</text:p>
          </table:table-cell>
          <table:table-cell table:style-name="Table1.B3" table:number-rows-spanned="2" office:value-type="string">
            <text:p text:style-name="P2"/>
          </table:table-cell>
        </table:table-row>
        <table:table-row>
          <table:table-cell table:style-name="Table1.A2" office:value-type="string">
            <text:p text:style-name="P20">ProcessFunctions.h</text:p>
          </table:table-cell>
          <table:covered-table-cell/>
        </table:table-row>
        <table:table-row>
          <table:table-cell table:style-name="Table1.A2" office:value-type="string">
            <text:p text:style-name="P20">Queue.c</text:p>
          </table:table-cell>
          <table:table-cell table:style-name="Table1.B3" table:number-rows-spanned="2" office:value-type="string">
            <text:p text:style-name="P2"/>
          </table:table-cell>
        </table:table-row>
        <table:table-row>
          <table:table-cell table:style-name="Table1.A2" office:value-type="string">
            <text:p text:style-name="P20">Queue.h</text:p>
          </table:table-cell>
          <table:covered-table-cell/>
        </table:table-row>
        <table:table-row>
          <table:table-cell table:style-name="Table1.A2" office:value-type="string">
            <text:p text:style-name="P20">StringFunctions.c</text:p>
          </table:table-cell>
          <table:table-cell table:style-name="Table1.B3" table:number-rows-spanned="2" office:value-type="string">
            <text:p text:style-name="P2"/>
          </table:table-cell>
        </table:table-row>
        <table:table-row>
          <table:table-cell table:style-name="Table1.A2" office:value-type="string">
            <text:p text:style-name="P20">StringFunctions.h</text:p>
          </table:table-cell>
          <table:covered-table-cell/>
        </table:table-row>
      </table:table>
      <text:p text:style-name="P20"/>
      <text:h text:style-name="P4" text:outline-level="1"><text:soft-page-break/>General Concepts</text:h>
      <text:h text:style-name="P6" text:outline-level="2">Storing Keys and Values in Data Structures</text:h>
      <text:h text:style-name="Heading_20_3" text:outline-level="3">Keys</text:h>
      <text:p text:style-name="Text_20_body">The library currently accepts the following types as keys, for example, in a hashtable.</text:p>
      <text:list xml:id="list4190553350616562530" text:style-name="L3">
        <text:list-item>
          <text:p text:style-name="P15">Signed 32bit Integer</text:p>
        </text:list-item>
        <text:list-item>
          <text:p text:style-name="P15">Unsigned 32bit Integer</text:p>
        </text:list-item>
        <text:list-item>
          <text:p text:style-name="P15">Pointer: will be treated as an unsigned integer</text:p>
        </text:list-item>
        <text:list-item>
          <text:p text:style-name="P15">ANSI String</text:p>
        </text:list-item>
        <text:list-item>
          <text:p text:style-name="P15">Wide-char(unicode) String</text:p>
        </text:list-item>
      </text:list>
      <text:p text:style-name="Text_20_body"/>
      <text:p text:style-name="Text_20_body">Values that can be stored, for example in a hashtable/linkedlist, are:</text:p>
      <text:list xml:id="list8190155104074175331" text:style-name="L4">
        <text:list-item>
          <text:p text:style-name="P16">Signed 32bit Integer</text:p>
        </text:list-item>
        <text:list-item>
          <text:p text:style-name="P16">Unsigned 32bit Integer</text:p>
        </text:list-item>
        <text:list-item>
          <text:p text:style-name="P16">Pointer</text:p>
        </text:list-item>
        <text:list-item>
          <text:p text:style-name="P16">Any user defined structure</text:p>
        </text:list-item>
        <text:list-item>
          <text:p text:style-name="P16">ANSI String</text:p>
        </text:list-item>
        <text:list-item>
          <text:p text:style-name="P16">Wide-char(unicode) String</text:p>
        </text:list-item>
      </text:list>
      <text:h text:style-name="P4" text:outline-level="1">Modules Deep Dive</text:h>
      <text:h text:style-name="P6" text:outline-level="2">General</text:h>
      <text:h text:style-name="P6" text:outline-level="2">GuiFunctions</text:h>
      <text:h text:style-name="P6" text:outline-level="2">Hashtable</text:h>
      <text:p text:style-name="Text_20_body"><text:span text:style-name="T2">The hashtable supports all keys and values defined in the General Concepts section. The caller must first create the hashtable object by calling the CHL_DsCreateHT function. Later on, other hashtable operations can be performed by using the function pointers within the hashtable object. The hashtable supports Insert, Find, Remove and Destroy operations.</text:span></text:p>
      <text:p text:style-name="P19"><text:span text:style-name="T2">Exported functions:</text:span></text:p>
      <text:p text:style-name="Text_20_body"><text:span text:style-name="T2">HRESULT </text:span><text:span text:style-name="T1">CHL_DsCreateHT</text:span><text:span text:style-name="T2">(pHTableOut, nEstEntries, keyType, valType, fValnHeapMem)</text:span></text:p>
      <text:p text:style-name="Text_20_body"><text:span text:style-name="T2">Creates the hashtable and returns a hashtable object in the pHTableOut argument.</text:span></text:p>
      <text:p text:style-name="Text_20_body"><text:span text:style-name="T2">Parameters:</text:span></text:p>
      <text:p text:style-name="Text_20_body"><text:soft-page-break/><text:span text:style-name="T5">pHTableOut</text:span><text:span text:style-name="T2">: Address of a pointer to receive the created hashtable object. This must be passed to all other hashtable functions.</text:span></text:p>
      <text:p text:style-name="Text_20_body"><text:span text:style-name="T5">nEstEntries</text:span><text:span text:style-name="T2">: Number of estimated entries that will be inserted into the hashtable. This is used by the library to pre-allocate hashtable nodes so as to speed up insertions and deletions.</text:span></text:p>
      <text:p text:style-name="P17"><text:span text:style-name="T2">keyType</text:span><text:span text:style-name="T7">: Type of key as defined in the General Concepts section.</text:span></text:p>
      <text:p text:style-name="P17"><text:span text:style-name="T2">valType</text:span><text:span text:style-name="T7">: Data type of the value to be stored in the hashtable as defined in the General Concepts.</text:span></text:p>
      <text:p text:style-name="P17"><text:span text:style-name="T2">fValnHeapMem</text:span><text:span text:style-name="T7">: If the value type is a pointer, this indicates whether this pointer addresses a heap-allocated object and must be free'd upon a remove operation and when destroying the hashtable.</text:span></text:p>
      <text:p text:style-name="P17"><text:span text:style-name="T7"/></text:p>
      <text:p text:style-name="P18"><text:span text:style-name="T7">HRESULT </text:span><text:span text:style-name="T6">CHL_DsInsertHT</text:span><text:span text:style-name="T7">(phtable, pvKey, iKeySize, pvVal, iValSize)</text:span></text:p>
      <text:p text:style-name="P18"><text:span text:style-name="T7">Inserts a key:value into the hashtable indentified by the </text:span><text:span text:style-name="T10">phtable</text:span><text:span text:style-name="T9"> parameter. This must be the value returned by the CHL_DsCreateHT function.</text:span></text:p>
      <text:p text:style-name="P18"><text:span text:style-name="T9">Parameters:</text:span></text:p>
      <text:p text:style-name="P18"><text:span text:style-name="T10">phtable</text:span><text:span text:style-name="T9">: Hashtable object returned by CHL_DsCreateHT function.</text:span></text:p>
      <text:p text:style-name="P18"><text:span text:style-name="T10">pvKey</text:span><text:span text:style-name="T9">: Key to be inserted. For intrinsic types, pass the key by value. For others, such as strings, pass the address of the key.</text:span></text:p>
      <text:p text:style-name="P18"><text:span text:style-name="T9">i</text:span><text:span text:style-name="T10">KeySize</text:span><text:span text:style-name="T9">: Optional. Size in bytes of the key. For strings, size will be calculated using the standard string length functions. So this </text:span><text:span text:style-name="T8">assumes that the strings are null-terminated</text:span><text:span text:style-name="T9"> if this parameter is unspecified.</text:span></text:p>
      <text:p text:style-name="P18"><text:span text:style-name="T10">pvVal</text:span><text:span text:style-name="T9">: Value to be inserted. For intrinsic types, pass by value. For others, pass the address of the value.</text:span></text:p>
      <text:p text:style-name="P18"><text:span text:style-name="T10">iValSize</text:span><text:span text:style-name="T9">: Optional depending on value type. It is size in bytes of the value. For user-defined objects, this is mandatory.</text:span></text:p>
      <text:h text:style-name="P6" text:outline-level="2">LinkedList</text:h>
      <text:h text:style-name="P6" text:outline-level="2">Queue</text:h>
      <text:h text:style-name="P6" text:outline-level="2">IOFunctions</text:h>
      <text:h text:style-name="P6" text:outline-level="2">MemFunctions</text:h>
      <text:h text:style-name="P6" text:outline-level="2">ProcessFunctions</text:h>
      <text:h text:style-name="P6" text:outline-level="2">StringFunctions</text:h>
      <text:p text:style-name="P12"/>
      <text:h text:style-name="P4" text:outline-level="1">Help</text:h>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onsolas" svg:font-family="Consolas" style:font-family-generic="modern" style:font-pitch="fixed"/>
    <style:font-face style:name="Consolas1" svg:font-family="Consolas" style:font-family-generic="swiss" style:font-pitch="fixed"/>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text-properties style:font-name="Calibri"/>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text:number-lines="true" text:line-number="1"/>
      <style:text-properties style:font-name="Cambria" fo:font-size="13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style:font-name="Cambria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text-properties style:font-name="Calibri"/>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text-properties style:font-name="Calibri"/>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text-properties style:font-name="Calibri"/>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ishir Prasad</meta:initial-creator>
    <meta:creation-date>2014-09-24T23:28:53.90</meta:creation-date>
    <dc:date>2014-10-06T21:33:00.63</dc:date>
    <dc:creator>Shishir Prasad</dc:creator>
    <meta:editing-duration>PT1H4M45S</meta:editing-duration>
    <meta:editing-cycles>5</meta:editing-cycles>
    <meta:generator>OpenOffice/4.0.0$Win32 OpenOffice.org_project/400m3$Build-9702</meta:generator>
    <meta:document-statistic meta:table-count="1" meta:image-count="0" meta:object-count="0" meta:page-count="6" meta:paragraph-count="128" meta:word-count="993" meta:character-count="6493"/>
  </office:meta>
</office:document-meta>
</file>